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416cm" fo:min-width="0cm"/>
    </style:style>
    <style:style style:name="gr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424cm" fo:min-width="0cm"/>
    </style:style>
    <style:style style:name="gr3" style:family="graphic" style:parent-style-name="objectwithoutfill">
      <style:graphic-properties svg:stroke-width="0.102cm" svg:stroke-color="#0314fe" draw:marker-start-width="0.356cm" draw:marker-end-width="0.356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dash" draw:stroke-dash="Dot" svg:stroke-width="0.102cm" svg:stroke-color="#0314fe" draw:marker-start-width="0.356cm" draw:marker-end-width="0.356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stroke="dash" draw:stroke-dash="Dot_20__28_Rounded_29_" svg:stroke-width="0.051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draw:stroke="dash" draw:stroke-dash="Dot_20__28_Rounded_29_" svg:stroke-width="0.051cm" svg:stroke-color="#81d41a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ot_20__28_Rounded_29_" svg:stroke-width="0.051cm" svg:stroke-color="#ff0000" draw:marker-start-width="0.279cm" draw:marker-end-width="0.279cm" svg:stroke-linecap="round" draw:fill="none" draw:textarea-vertical-align="middle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draw:stroke="dash" draw:stroke-dash="Dot_20__28_Rounded_29_" svg:stroke-width="0.051cm" svg:stroke-color="#f935e6" draw:marker-start-width="0.279cm" draw:marker-end-width="0.279cm" svg:stroke-linecap="round" draw:fill="none" draw:textarea-vertical-align="middle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draw:stroke="dash" draw:stroke-dash="Dot_20__28_Rounded_29_" svg:stroke-width="0.051cm" svg:stroke-color="#808080" draw:marker-start-width="0.279cm" draw:marker-end-width="0.279cm" svg:stroke-linecap="round" draw:fill="none" draw:textarea-vertical-align="middle" fo:padding-top="0.151cm" fo:padding-bottom="0.151cm" fo:padding-left="0.276cm" fo:padding-right="0.276cm" draw:shadow-offset-x="0.203cm" draw:shadow-offset-y="0.203cm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35cm" svg:height="0.94cm" svg:x="8.347cm" svg:y="2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952cm" svg:x="7.772cm" svg:y="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2cm" svg:height="0.952cm" svg:x="8.913cm" svg:y="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7.772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8.92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9cm" svg:height="0.952cm" svg:x="8.361cm" svg:y="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9cm" svg:height="0.952cm" svg:x="9.503cm" svg:y="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94cm" svg:x="8.361cm" svg:y="6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94cm" svg:x="9.508cm" svg:y="6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952cm" svg:x="7.22cm" svg:y="5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7.22cm" svg:y="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1cm" svg:height="0.952cm" svg:x="8.913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1cm" svg:height="0.952cm" svg:x="10.055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94cm" svg:x="8.913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10.06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952cm" svg:x="7.772cm" svg:y="7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7.772cm" svg:y="8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952cm" svg:x="6.633cm" svg:y="7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5cm" svg:height="0.94cm" svg:x="6.633cm" svg:y="8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985cm" svg:y1="3.54cm" svg:x2="7.985cm" svg:y2="5.127cm">
          <text:p/>
        </draw:line>
        <draw:line draw:style-name="gr3" draw:text-style-name="P2" draw:layer="layout" svg:x1="9.128cm" svg:y1="3.54cm" svg:x2="9.128cm" svg:y2="5.127cm">
          <text:p/>
        </draw:line>
        <draw:line draw:style-name="gr3" draw:text-style-name="P2" draw:layer="layout" svg:x1="7.986cm" svg:y1="7.841cm" svg:x2="7.986cm" svg:y2="9.428cm">
          <text:p/>
        </draw:line>
        <draw:line draw:style-name="gr3" draw:text-style-name="P2" draw:layer="layout" svg:x1="9.129cm" svg:y1="7.841cm" svg:x2="9.129cm" svg:y2="9.428cm">
          <text:p/>
        </draw:line>
        <draw:line draw:style-name="gr3" draw:text-style-name="P2" draw:layer="layout" svg:x1="7.426cm" svg:y1="5.648cm" svg:x2="7.426cm" svg:y2="7.235cm">
          <text:p/>
        </draw:line>
        <draw:line draw:style-name="gr3" draw:text-style-name="P2" draw:layer="layout" svg:x1="8.595cm" svg:y1="5.648cm" svg:x2="8.595cm" svg:y2="7.235cm">
          <text:p/>
        </draw:line>
        <draw:line draw:style-name="gr3" draw:text-style-name="P2" draw:layer="layout" svg:x1="9.712cm" svg:y1="5.648cm" svg:x2="9.712cm" svg:y2="7.235cm">
          <text:p/>
        </draw:line>
        <draw:line draw:style-name="gr3" draw:text-style-name="P2" draw:layer="layout" svg:x1="6.867cm" svg:y1="7.833cm" svg:x2="6.867cm" svg:y2="9.42cm">
          <text:p/>
        </draw:line>
        <draw:line draw:style-name="gr3" draw:text-style-name="P2" draw:layer="layout" svg:x1="10.271cm" svg:y1="7.833cm" svg:x2="10.271cm" svg:y2="9.42cm">
          <text:p/>
        </draw:line>
        <draw:line draw:style-name="gr4" draw:text-style-name="P2" draw:layer="layout" svg:x1="7.985cm" svg:y1="3.54cm" svg:x2="8.62cm" svg:y2="2.587cm">
          <text:p/>
        </draw:line>
        <draw:line draw:style-name="gr4" draw:text-style-name="P2" draw:layer="layout" svg:x1="7.35cm" svg:y1="5.762cm" svg:x2="8.036cm" svg:y2="4.785cm">
          <text:p/>
        </draw:line>
        <draw:line draw:style-name="gr4" draw:text-style-name="P2" draw:layer="layout" svg:x1="8.62cm" svg:y1="5.762cm" svg:x2="9.153cm" svg:y2="4.785cm">
          <text:p/>
        </draw:line>
        <draw:line draw:style-name="gr4" draw:text-style-name="P2" draw:layer="layout" svg:x1="9.128cm" svg:y1="7.911cm" svg:x2="9.663cm" svg:y2="7.147cm">
          <text:p/>
        </draw:line>
        <draw:line draw:style-name="gr4" draw:text-style-name="P2" draw:layer="layout" svg:x1="8.028cm" svg:y1="7.911cm" svg:x2="8.563cm" svg:y2="7.147cm">
          <text:p/>
        </draw:line>
        <draw:line draw:style-name="gr4" draw:text-style-name="P2" draw:layer="layout" svg:x1="6.842cm" svg:y1="7.911cm" svg:x2="7.377cm" svg:y2="7.147cm">
          <text:p/>
        </draw:line>
        <draw:line draw:style-name="gr4" draw:text-style-name="P2" draw:layer="layout" svg:x1="9.122cm" svg:y1="3.563cm" svg:x2="8.539cm" svg:y2="2.629cm">
          <text:p/>
        </draw:line>
        <draw:line draw:style-name="gr4" draw:text-style-name="P2" draw:layer="layout" svg:x1="8.623cm" svg:y1="5.764cm" svg:x2="8.04cm" svg:y2="4.83cm">
          <text:p/>
        </draw:line>
        <draw:line draw:style-name="gr4" draw:text-style-name="P2" draw:layer="layout" svg:x1="9.724cm" svg:y1="5.765cm" svg:x2="9.141cm" svg:y2="4.831cm">
          <text:p/>
        </draw:line>
        <draw:line draw:style-name="gr4" draw:text-style-name="P2" draw:layer="layout" svg:x1="10.295cm" svg:y1="8.055cm" svg:x2="9.712cm" svg:y2="7.121cm">
          <text:p/>
        </draw:line>
        <draw:line draw:style-name="gr4" draw:text-style-name="P2" draw:layer="layout" svg:x1="9.152cm" svg:y1="8.055cm" svg:x2="8.569cm" svg:y2="7.121cm">
          <text:p/>
        </draw:line>
        <draw:line draw:style-name="gr4" draw:text-style-name="P2" draw:layer="layout" svg:x1="8.035cm" svg:y1="8.055cm" svg:x2="7.452cm" svg:y2="7.121cm">
          <text:p/>
        </draw:line>
        <draw:line draw:style-name="gr5" draw:text-style-name="P2" draw:layer="layout" svg:x1="7.985cm" svg:y1="3.64cm" svg:x2="9.204cm" svg:y2="3.64cm">
          <text:p/>
        </draw:line>
        <draw:line draw:style-name="gr6" draw:text-style-name="P2" draw:layer="layout" svg:x1="9.128cm" svg:y1="5.115cm" svg:x2="9.128cm" svg:y2="7.655cm">
          <text:p/>
        </draw:line>
        <draw:line draw:style-name="gr7" draw:text-style-name="P2" draw:layer="layout" svg:x1="7.426cm" svg:y1="5.851cm" svg:x2="8.645cm" svg:y2="5.851cm">
          <text:p/>
        </draw:line>
        <draw:line draw:style-name="gr8" draw:text-style-name="P2" draw:layer="layout" svg:x1="7.452cm" svg:y1="5.864cm" svg:x2="8.62cm" svg:y2="7.134cm">
          <text:p/>
        </draw:line>
        <draw:line draw:style-name="gr9" draw:text-style-name="P2" draw:layer="layout" svg:x1="7.401cm" svg:y1="5.851cm" svg:x2="7.985cm" svg:y2="7.66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23T17:46:56.638564442</dc:date>
    <meta:editing-duration>PT2H20M21S</meta:editing-duration>
    <meta:editing-cycles>12</meta:editing-cycles>
    <meta:generator>LibreOffice/7.4.7.2$Linux_X86_64 LibreOffice_project/40$Build-2</meta:generator>
    <meta:document-statistic meta:object-count="45"/>
  </office:meta>
</office:document-meta>
</file>